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499cm" style:contextual-spacing="false"/>
    </style:style>
    <style:style style:name="P2" style:family="paragraph" style:parent-style-name="Heading_20_6">
      <style:paragraph-properties fo:margin-top="0cm" fo:margin-bottom="0.499cm" style:contextual-spacing="false"/>
    </style:style>
    <style:style style:name="P3" style:family="paragraph" style:parent-style-name="Text_20_body">
      <style:paragraph-properties fo:margin-top="0cm" fo:margin-bottom="0.499cm" style:contextual-spacing="false"/>
    </style:style>
    <style:style style:name="P4" style:family="paragraph" style:parent-style-name="Text_20_body" style:list-style-name="L1">
      <style:paragraph-properties fo:margin-top="0cm" fo:margin-bottom="0.499cm" style:contextual-spacing="false"/>
    </style:style>
    <style:style style:name="P5" style:family="paragraph" style:parent-style-name="Heading_20_3">
      <style:paragraph-properties fo:margin-top="0cm" fo:margin-bottom="0.499cm" style:contextual-spacing="false"/>
    </style:style>
    <style:style style:name="P6" style:family="paragraph" style:parent-style-name="Preformatted_20_Text">
      <style:paragraph-properties fo:margin-left="0cm" fo:margin-right="0cm" fo:margin-top="0cm" fo:margin-bottom="0.499cm" style:contextual-spacing="false" fo:text-indent="0cm" style:auto-text-indent="false" style:writing-mode="lr-tb"/>
    </style:style>
    <style:style style:name="P7" style:family="paragraph" style:parent-style-name="Preformatted_20_Text">
      <style:paragraph-properties fo:margin-top="0cm" fo:margin-bottom="0.499cm" style:contextual-spacing="false" style:writing-mode="lr-tb"/>
    </style:style>
    <style:style style:name="P8" style:family="paragraph" style:parent-style-name="Heading_20_5">
      <style:paragraph-properties fo:margin-left="0cm" fo:margin-right="0cm" fo:margin-top="0cm" fo:margin-bottom="0.499cm" style:contextual-spacing="false" fo:text-indent="0cm" style:auto-text-indent="false"/>
    </style:style>
    <style:style style:name="P9" style:family="paragraph" style:parent-style-name="Text_20_body" style:list-style-name="L2">
      <style:paragraph-properties fo:margin-top="0cm" fo:margin-bottom="0.499cm" style:contextual-spacing="false"/>
    </style:style>
    <style:style style:name="P10" style:family="paragraph" style:parent-style-name="Text_20_body" style:list-style-name="L3">
      <style:paragraph-properties fo:margin-top="0cm" fo:margin-bottom="0.499cm" style:contextual-spacing="false"/>
    </style:style>
    <style:style style:name="P11" style:family="paragraph" style:parent-style-name="Text_20_body">
      <style:paragraph-properties fo:margin-left="0cm" fo:margin-right="0cm" fo:margin-top="0cm" fo:margin-bottom="0.499cm" style:contextual-spacing="false" fo:text-indent="0cm" style:auto-text-indent="false"/>
    </style:style>
    <style:style style:name="P12" style:family="paragraph" style:parent-style-name="Text_20_body">
      <style:paragraph-properties fo:margin-top="0cm" fo:margin-bottom="0cm" style:contextual-spacing="false"/>
    </style:style>
    <style:style style:name="P13" style:family="paragraph" style:parent-style-name="Text_20_body">
      <style:paragraph-properties fo:margin-left="0cm" fo:margin-right="0cm" fo:margin-top="0cm" fo:margin-bottom="0cm" style:contextual-spacing="false" fo:text-indent="0cm" style:auto-text-indent="false"/>
    </style:style>
    <style:style style:name="fr1"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Vous avez dit :</text:h>
      <text:p text:style-name="Text_20_body">There are several small bugs into this code which is part of a 2048 game, some tiles makes a wrong move: "mouvement.py gère les déplacements de nombres dans la grille" import grille # Liste des directions autorisées directions_autorisees = ["haut", "bas", "gauche", "droite"] def deplacer_cases(direction:str, grille:grille.Grille) -&gt; list: "Déplace les cases de la grille dans la direction indiquée SANS les fusionner." # Gérer la direction "haut" if direction == "haut": # Parcourir toutes les lignes de la grille for ligne in range(grille.taille -1, 0, -1): for colonne in range(len(grille.contenu[ligne])): if grille.contenu[ligne][colonne] != 0: i = ligne # Tant que la case au dessus est vide while i &gt; 0 and grille.contenu[i-1][colonne] == 0: # Déplacer le nombre de la case actuelle SANS fusionner grille.contenu[i-1][colonne] = grille.contenu[i][colonne] grille.contenu[i][colonne] = 0 print(f"Impossible de déplacer {grille.contenu[i][colonne]} aux coordonnées ({i}, {colonne}) vers le haut.") # Gérer la direction "bas" elif direction == "bas": for ligne in range(grille.taille -1): for colonne in range(len(grille.contenu[ligne])): if grille.contenu[ligne][colonne] != 0: i = ligne # Tant que la case en dessous est vide while i &lt; grille.taille -1 and grille.contenu[i+1][colonne] == 0: # Déplacer le nombre de la case actuelle SANS fusionner grille.contenu[i+1][colonne] = grille.contenu[i][colonne] grille.contenu[i][colonne] = 0 print(f"Impossible de déplacer {grille.contenu[i][colonne]} aux coordonnées ({i}, {colonne}) vers le bas.") # Gérer la direction "gauche" elif direction == "gauche": for ligne in range(grille.taille): for colonne in range(1, len(grille.contenu[ligne])): i = colonne # Tant que la case actuelle n'est pas vide et que la suivante sur la gauche l'est while grille.contenu[ligne][i] &gt; 0 and grille.contenu[ligne][i-1] == 0: # Déplacer le nombre de la case SANS fusionner grille.contenu[ligne][i-1] = grille.contenu[ligne][i] grille.contenu[ligne][i] = 0 print(f"Impossible de déplacer {grille.contenu[ligne][i]} aux coordonnées ({ligne}, {i-1}) vers la gauche.") # Gérer la direction "droite" elif direction == "droite": for ligne in range(grille.taille): for colonne in range(len(grille.contenu[ligne]) -1): i = colonne # Tant que la case actuelle n'est pas vide et que la suivante sur la droite l'est while grille.contenu[ligne][i] &gt; 0 and grille.contenu[ligne][i+1] <text:soft-page-break/>== 0: # Déplacer le nombre de la case SANS fusionner grille.contenu[ligne][i+1] = grille.contenu[ligne][i] grille.contenu[ligne][i] = 0 print(f"Impossible de déplacer {grille.contenu[ligne][i]} aux coordonnées ({ligne}, {i+1}) vers la droite.") def deplacer_nombres(direction:str, grille:grille.Grille) -&gt; list: "Déplace les nombres d'une grille dans une direction donnée. Renvoie la grille actualisée." # Gérer la direction "haut" # Tout d'abord, déplacer les cases SANS les fusionner print("Cases avant déplacement :", grille.contenu) deplacer_cases(direction, grille) print("Cases déplacées sans fusion :", grille.contenu) if direction == "haut": # Parcourir la grille depuis le bas vers le haut for ligne in range(grille.taille -1, -1, -1): # Parcourir chaque colonne de la grille #print("Ligne :", grille.contenu[ligne]) for colonne in range(len(grille.contenu[ligne])): if ligne &lt; grille.taille -1: #print("Ligne :", ligne) # Si le nombre dans la case actuelle correspond à celui de la case supérieure if grille.contenu[ligne-1][colonne] == grille.contenu[ligne][colonne]: grille.contenu[ligne][colonne]*=2 # Multiplier le nombre dans la case supérieure par deux grille.contenu[ligne-1][colonne] = 0 # Vider la case actuelle #break """# ou que le nombre de la case supérieure vaut zéro elif grille.contenu[ligne-1][colonne] == 0: # Déplacer le nombre de la case actuelle vers la case supérieure grille.contenu[ligne-1][colonne] = grille.contenu[ligne][colonne] grille.contenu[ligne][colonne] = 0 #break """ # Gérer la direction "bas" elif direction == "bas": # Parcourir les lignes de la grille for ligne in range(grille.taille -1): for colonne in range(len(grille.contenu[ligne])): # Pour chaque colonne de la ligne actuelle # Si le nombre dans la case actuelle correspond à celui de la case inférieure if grille.contenu[ligne][colonne] == grille.contenu[ligne+1][colonne]: # Vider la case actuelle et multiplier le nombre de la case inférieure par 2 grille.contenu[ligne][colonne] = 0 grille.contenu[ligne+1][colonne]*=2 #break # ou que la valeur de la case dans la ligne suivante est égale à 0 elif grille.contenu[ligne+1][colonne] == 0: # Déplacer le nombre de la case actuelle vers la case inférieure grille.contenu[ligne+1][colonne] = grille.contenu[ligne][colonne] grille.contenu[ligne][colonne] = 0 #break # Gérer la direction "gauche" elif direction == "gauche": # Parcourir chaque ligne de la grille for ligne in range(grille.taille): # <text:soft-page-break/>Parcourir toutes les colonnes à partir de la 2ème position for colonne in range(1, grille.taille): # Si le nombre de la case actuelle correpond à celui de la case à gauche if grille.contenu[ligne][colonne] == grille.contenu[ligne][colonne-1]: # Fusionner les deux cases et vider l'actuelle grille.contenu[ligne][colonne-1]*=2 grille.contenu[ligne][colonne] = 0 # Si la case à gauche est vide elif grille.contenu[ligne][colonne-1] == 0: # Déplacer le nombre de la case actuelle vers la gauche grille.contenu[ligne][colonne-1] = grille.contenu[ligne][colonne] grille.contenu[ligne][colonne] = 0 # Gérer la direction "droite" elif direction == "droite": # Parcourir toutes les lignes for ligne in range(grille.taille): for colonne in range(len(grille.contenu[ligne]) -1): # Si le nombre de la case actuelle correpond à celui de la case juste à droite if grille.contenu[ligne][colonne] == grille.contenu[ligne][colonne+1]: # Fusionner les deux cases et vider l'actuelle grille.contenu[ligne][colonne+1]*=2 grille.contenu[ligne][colonne] = 0 # Si la case à droite est vide elif grille.contenu[ligne][colonne+1] == 0: # Déplacer le nombre de la case actuelle vers la suivante grille.contenu[ligne][colonne+1] = grille.contenu[ligne][colonne] grille.contenu[ligne][colonne] = 0 </text:p>
      <text:h text:style-name="P2" text:outline-level="6">ChatGPT a dit :</text:h>
      <text:p text:style-name="P3">Looking through your code, the main issue seems to be the way the tile movement and merging logic are structured. Here are a few potential problems and fixes:</text:p>
      <text:list text:style-name="L1">
        <text:list-item>
          <text:p text:style-name="P4"><text:span text:style-name="Strong_20_Emphasis">Out-of-bounds or unexpected movements</text:span>:</text:p>
          <text:list>
            <text:list-item>
              <text:p text:style-name="P4">For example, you have checks like <text:span text:style-name="Source_20_Text">while i &lt; grille.taille - 1</text:span> but you're not updating the <text:span text:style-name="Source_20_Text">i</text:span> variable after making a move. This could lead to incorrect tile movement and sometimes even prevent tiles from reaching the correct final position.</text:p>
            </text:list-item>
          </text:list>
        </text:list-item>
        <text:list-item>
          <text:p text:style-name="P4"><text:span text:style-name="Strong_20_Emphasis">Incorrect "impossible to move" print statements</text:span>:</text:p>
          <text:list>
            <text:list-item>
              <text:p text:style-name="P4">These print statements are shown when the tile moves successfully. This message should only be printed if a move <text:soft-page-break/>could not happen (i.e., when a tile couldn't be moved or merged). The print statement should be adjusted.</text:p>
            </text:list-item>
          </text:list>
        </text:list-item>
        <text:list-item>
          <text:p text:style-name="P4"><text:span text:style-name="Strong_20_Emphasis">Tile merging logic</text:span>:</text:p>
          <text:list>
            <text:list-item>
              <text:p text:style-name="P4">When you move tiles in a given direction, they should also merge if two tiles with the same number touch. The merging logic is handled in <text:span text:style-name="Source_20_Text">deplacer_nombres</text:span>, but it doesn't properly account for the fact that tiles should only merge once per move (you need to track whether a tile has already been merged during that direction's move).</text:p>
            </text:list-item>
          </text:list>
        </text:list-item>
      </text:list>
      <text:p text:style-name="P3">Let's go through a few changes that could resolve the issues:</text:p>
      <text:h text:style-name="P5" text:outline-level="3">1. Fixing movement in all directions</text:h>
      <text:p text:style-name="P6"><text:span text:style-name="Source_20_Text"># Gérer la direction "haut"</text:span></text:p>
      <text:p text:style-name="P7"><text:span text:style-name="Source_20_Text">if direction == "haut":</text:span></text:p>
      <text:p text:style-name="P7"><text:span text:style-name="Source_20_Text"><text:s text:c="4"/>for colonne in range(grille.taille):</text:span></text:p>
      <text:p text:style-name="P7"><text:span text:style-name="Source_20_Text"><text:s text:c="8"/>for ligne in range(1, grille.taille):</text:span></text:p>
      <text:p text:style-name="P7"><text:span text:style-name="Source_20_Text"><text:s text:c="12"/>if grille.contenu[ligne][colonne] != 0: <text:s/># Only move non-zero tiles</text:span></text:p>
      <text:p text:style-name="P7"><text:span text:style-name="Source_20_Text"><text:s text:c="16"/>i = ligne</text:span></text:p>
      <text:p text:style-name="P7"><text:span text:style-name="Source_20_Text"><text:s text:c="16"/>while i &gt; 0 and grille.contenu[i-1][colonne] == 0:</text:span></text:p>
      <text:p text:style-name="P7"><text:span text:style-name="Source_20_Text"><text:s text:c="20"/>grille.contenu[i-1][colonne] = grille.contenu[i][colonne]</text:span></text:p>
      <text:p text:style-name="P7"><text:span text:style-name="Source_20_Text"><text:s text:c="20"/>grille.contenu[i][colonne] = 0</text:span></text:p>
      <text:p text:style-name="P7"><text:span text:style-name="Source_20_Text"><text:s text:c="20"/>i -= 1</text:span></text:p>
      <text:p text:style-name="P7"/>
      <text:p text:style-name="P7"><text:span text:style-name="Source_20_Text"># Gérer la direction "bas"</text:span></text:p>
      <text:p text:style-name="P7"><text:span text:style-name="Source_20_Text">elif direction == "bas":</text:span></text:p>
      <text:p text:style-name="P7"><text:span text:style-name="Source_20_Text"><text:s text:c="4"/>for colonne in range(grille.taille):</text:span></text:p>
      <text:p text:style-name="P7"><text:span text:style-name="Source_20_Text"><text:s text:c="8"/>for ligne in range(grille.taille-2, -1, -1): <text:s/># Going from bottom to top</text:span></text:p>
      <text:p text:style-name="P7"><text:span text:style-name="Source_20_Text"><text:s text:c="12"/>if grille.contenu[ligne][colonne] != 0: <text:s/># Only move non-zero tiles</text:span></text:p>
      <text:p text:style-name="P7"><text:span text:style-name="Source_20_Text"><text:s text:c="16"/>i = ligne</text:span></text:p>
      <text:p text:style-name="P7"><text:soft-page-break/><text:span text:style-name="Source_20_Text"><text:s text:c="16"/>while i &lt; grille.taille - 1 and grille.contenu[i+1][colonne] == 0:</text:span></text:p>
      <text:p text:style-name="P7"><text:span text:style-name="Source_20_Text"><text:s text:c="20"/>grille.contenu[i+1][colonne] = grille.contenu[i][colonne]</text:span></text:p>
      <text:p text:style-name="P7"><text:span text:style-name="Source_20_Text"><text:s text:c="20"/>grille.contenu[i][colonne] = 0</text:span></text:p>
      <text:p text:style-name="P7"><text:span text:style-name="Source_20_Text"><text:s text:c="20"/>i += 1</text:span></text:p>
      <text:p text:style-name="P7"/>
      <text:p text:style-name="P7"><text:span text:style-name="Source_20_Text"># Gérer la direction "gauche"</text:span></text:p>
      <text:p text:style-name="P7"><text:span text:style-name="Source_20_Text">elif direction == "gauche":</text:span></text:p>
      <text:p text:style-name="P7"><text:span text:style-name="Source_20_Text"><text:s text:c="4"/>for ligne in range(grille.taille):</text:span></text:p>
      <text:p text:style-name="P7"><text:span text:style-name="Source_20_Text"><text:s text:c="8"/>for colonne in range(1, grille.taille):</text:span></text:p>
      <text:p text:style-name="P7"><text:span text:style-name="Source_20_Text"><text:s text:c="12"/>if grille.contenu[ligne][colonne] != 0: <text:s/># Only move non-zero tiles</text:span></text:p>
      <text:p text:style-name="P7"><text:span text:style-name="Source_20_Text"><text:s text:c="16"/>i = colonne</text:span></text:p>
      <text:p text:style-name="P7"><text:span text:style-name="Source_20_Text"><text:s text:c="16"/>while i &gt; 0 and grille.contenu[ligne][i-1] == 0:</text:span></text:p>
      <text:p text:style-name="P7"><text:span text:style-name="Source_20_Text"><text:s text:c="20"/>grille.contenu[ligne][i-1] = grille.contenu[ligne][i]</text:span></text:p>
      <text:p text:style-name="P7"><text:span text:style-name="Source_20_Text"><text:s text:c="20"/>grille.contenu[ligne][i] = 0</text:span></text:p>
      <text:p text:style-name="P7"><text:span text:style-name="Source_20_Text"><text:s text:c="20"/>i -= 1</text:span></text:p>
      <text:p text:style-name="P7"/>
      <text:p text:style-name="P7"><text:span text:style-name="Source_20_Text"># Gérer la direction "droite"</text:span></text:p>
      <text:p text:style-name="P7"><text:span text:style-name="Source_20_Text">elif direction == "droite":</text:span></text:p>
      <text:p text:style-name="P7"><text:span text:style-name="Source_20_Text"><text:s text:c="4"/>for ligne in range(grille.taille):</text:span></text:p>
      <text:p text:style-name="P7"><text:span text:style-name="Source_20_Text"><text:s text:c="8"/>for colonne in range(grille.taille-2, -1, -1): <text:s/># Going from right to left</text:span></text:p>
      <text:p text:style-name="P7"><text:span text:style-name="Source_20_Text"><text:s text:c="12"/>if grille.contenu[ligne][colonne] != 0: <text:s/># Only move non-zero tiles</text:span></text:p>
      <text:p text:style-name="P7"><text:span text:style-name="Source_20_Text"><text:s text:c="16"/>i = colonne</text:span></text:p>
      <text:p text:style-name="P7"><text:span text:style-name="Source_20_Text"><text:s text:c="16"/>while i &lt; grille.taille - 1 and grille.contenu[ligne][i+1] == 0:</text:span></text:p>
      <text:p text:style-name="P7"><text:span text:style-name="Source_20_Text"><text:s text:c="20"/>grille.contenu[ligne][i+1] = grille.contenu[ligne][i]</text:span></text:p>
      <text:p text:style-name="P7"><text:span text:style-name="Source_20_Text"><text:s text:c="20"/>grille.contenu[ligne][i] = 0</text:span></text:p>
      <text:p text:style-name="P7"><text:span text:style-name="Source_20_Text"><text:s text:c="20"/>i += 1</text:span></text:p>
      <text:h text:style-name="P5" text:outline-level="3"><text:soft-page-break/>2. Merge logic (ensuring tiles only merge once)</text:h>
      <text:p text:style-name="P3">Make sure that tiles merge only once per move. You can track which tiles have been merged to avoid merging them multiple times.</text:p>
      <text:p text:style-name="P6"><text:span text:style-name="Source_20_Text"># Gérer la direction "haut"</text:span></text:p>
      <text:p text:style-name="P7"><text:span text:style-name="Source_20_Text">if direction == "haut":</text:span></text:p>
      <text:p text:style-name="P7"><text:span text:style-name="Source_20_Text"><text:s text:c="4"/>for colonne in range(grille.taille):</text:span></text:p>
      <text:p text:style-name="P7"><text:span text:style-name="Source_20_Text"><text:s text:c="8"/>merged = [False] * grille.taille <text:s/># Track merged tiles in this column</text:span></text:p>
      <text:p text:style-name="P7"><text:span text:style-name="Source_20_Text"><text:s text:c="8"/>for ligne in range(1, grille.taille):</text:span></text:p>
      <text:p text:style-name="P7"><text:span text:style-name="Source_20_Text"><text:s text:c="12"/>if grille.contenu[ligne][colonne] != 0: <text:s/># Only non-zero tiles</text:span></text:p>
      <text:p text:style-name="P7"><text:span text:style-name="Source_20_Text"><text:s text:c="16"/>i = ligne</text:span></text:p>
      <text:p text:style-name="P7"><text:span text:style-name="Source_20_Text"><text:s text:c="16"/>while i &gt; 0 and grille.contenu[i-1][colonne] == 0:</text:span></text:p>
      <text:p text:style-name="P7"><text:span text:style-name="Source_20_Text"><text:s text:c="20"/>grille.contenu[i-1][colonne] = grille.contenu[i][colonne]</text:span></text:p>
      <text:p text:style-name="P7"><text:span text:style-name="Source_20_Text"><text:s text:c="20"/>grille.contenu[i][colonne] = 0</text:span></text:p>
      <text:p text:style-name="P7"><text:span text:style-name="Source_20_Text"><text:s text:c="20"/>i -= 1</text:span></text:p>
      <text:p text:style-name="P7"><text:span text:style-name="Source_20_Text"><text:s text:c="16"/># Merging logic</text:span></text:p>
      <text:p text:style-name="P7"><text:span text:style-name="Source_20_Text"><text:s text:c="16"/>if i &gt; 0 and grille.contenu[i-1][colonne] == grille.contenu[i][colonne] and not merged[i-1]:</text:span></text:p>
      <text:p text:style-name="P7"><text:span text:style-name="Source_20_Text"><text:s text:c="20"/>grille.contenu[i-1][colonne] *= 2</text:span></text:p>
      <text:p text:style-name="P7"><text:span text:style-name="Source_20_Text"><text:s text:c="20"/>grille.contenu[i][colonne] = 0</text:span></text:p>
      <text:p text:style-name="P7"><text:span text:style-name="Source_20_Text"><text:s text:c="20"/>merged[i-1] = True</text:span></text:p>
      <text:p text:style-name="P7"/>
      <text:p text:style-name="P7"><text:span text:style-name="Source_20_Text"># Gérer la direction "bas"</text:span></text:p>
      <text:p text:style-name="P7"><text:span text:style-name="Source_20_Text">elif direction == "bas":</text:span></text:p>
      <text:p text:style-name="P7"><text:span text:style-name="Source_20_Text"><text:s text:c="4"/>for colonne in range(grille.taille):</text:span></text:p>
      <text:p text:style-name="P7"><text:span text:style-name="Source_20_Text"><text:s text:c="8"/>merged = [False] * grille.taille <text:s/># Track merged tiles in this column</text:span></text:p>
      <text:p text:style-name="P7"><text:span text:style-name="Source_20_Text"><text:s text:c="8"/>for ligne in range(grille.taille-2, -1, -1):</text:span></text:p>
      <text:p text:style-name="P7"><text:span text:style-name="Source_20_Text"><text:s text:c="12"/>if grille.contenu[ligne][colonne] != 0: <text:s/># Only non-zero tiles</text:span></text:p>
      <text:p text:style-name="P7"><text:span text:style-name="Source_20_Text"><text:s text:c="16"/>i = ligne</text:span></text:p>
      <text:p text:style-name="P7"><text:soft-page-break/><text:span text:style-name="Source_20_Text"><text:s text:c="16"/>while i &lt; grille.taille - 1 and grille.contenu[i+1][colonne] == 0:</text:span></text:p>
      <text:p text:style-name="P7"><text:span text:style-name="Source_20_Text"><text:s text:c="20"/>grille.contenu[i+1][colonne] = grille.contenu[i][colonne]</text:span></text:p>
      <text:p text:style-name="P7"><text:span text:style-name="Source_20_Text"><text:s text:c="20"/>grille.contenu[i][colonne] = 0</text:span></text:p>
      <text:p text:style-name="P7"><text:span text:style-name="Source_20_Text"><text:s text:c="20"/>i += 1</text:span></text:p>
      <text:p text:style-name="P7"><text:span text:style-name="Source_20_Text"><text:s text:c="16"/># Merging logic</text:span></text:p>
      <text:p text:style-name="P7"><text:span text:style-name="Source_20_Text"><text:s text:c="16"/>if i &lt; grille.taille - 1 and grille.contenu[i+1][colonne] == grille.contenu[i][colonne] and not merged[i+1]:</text:span></text:p>
      <text:p text:style-name="P7"><text:span text:style-name="Source_20_Text"><text:s text:c="20"/>grille.contenu[i+1][colonne] *= 2</text:span></text:p>
      <text:p text:style-name="P7"><text:span text:style-name="Source_20_Text"><text:s text:c="20"/>grille.contenu[i][colonne] = 0</text:span></text:p>
      <text:p text:style-name="P7"><text:span text:style-name="Source_20_Text"><text:s text:c="20"/>merged[i+1] = True</text:span></text:p>
      <text:h text:style-name="P5" text:outline-level="3">3. Handling of tile merging for "gauche" and "droite" directions</text:h>
      <text:p text:style-name="P3">For the left and right directions, you can follow the same logic of tracking merged tiles to prevent multiple merges in a single move.</text:p>
      <text:h text:style-name="P5" text:outline-level="3">Conclusion:</text:h>
      <text:p text:style-name="P3">With the above changes, tiles should move correctly in the specified directions without colliding or moving incorrectly. You should also ensure that tiles can only merge once, which is what the <text:span text:style-name="Source_20_Text">merged</text:span> array helps track.</text:p>
      <text:p text:style-name="P3">Test the game thoroughly after implementing these fixes to ensure all edge cases are handled correctly. Let me know if you need more assistance or further adjustments!</text:p>
      <text:h text:style-name="P8" text:outline-level="5">Vous avez dit :</text:h>
      <text:p text:style-name="Text_20_body">File "c:\Users\teren\Dropbox\Lycée 1ère\NSI\Devoirs\Projets\2048-16\mouvement.py", line 64, in deplacer_cases while grille.contenu[ligne][i] &lt; grille.taille - 1 and grille.contenu[ligne][i+1] == 0: ~~~~~~~~~~~~~~~~~~~~~^^^^^ IndexError: list index out of range</text:p>
      <text:h text:style-name="P2" text:outline-level="6">ChatGPT a dit :</text:h>
      <text:p text:style-name="P3">The <text:span text:style-name="Source_20_Text">IndexError: list index out of range</text:span> you're seeing happens because the code is trying to access an index that doesn't exist in <text:soft-page-break/>the list (a column index that's out of bounds). In this case, it's likely because when the code runs the condition <text:span text:style-name="Source_20_Text">while grille.contenu[ligne][i] &lt; grille.taille - 1</text:span>, you're accessing an element that's beyond the end of a row in the grid.</text:p>
      <text:h text:style-name="P5" text:outline-level="3">Problem Location:</text:h>
      <text:p text:style-name="P6"><text:span text:style-name="Source_20_Text">while grille.contenu[ligne][i] &lt; grille.taille - 1 and grille.contenu[ligne][i+1] == 0:</text:span></text:p>
      <text:p text:style-name="P3">In this line, <text:span text:style-name="Source_20_Text">i+1</text:span> may go out of bounds, causing the error if <text:span text:style-name="Source_20_Text">i</text:span> is already at the last valid index (<text:span text:style-name="Source_20_Text">grille.taille - 1</text:span>).</text:p>
      <text:h text:style-name="P5" text:outline-level="3">Solution:</text:h>
      <text:p text:style-name="P3">To fix this, you need to make sure the <text:span text:style-name="Source_20_Text">i+1</text:span> index is within bounds before checking <text:span text:style-name="Source_20_Text">grille.contenu[ligne][i+1]</text:span>. We can adjust the condition by ensuring that <text:span text:style-name="Source_20_Text">i+1</text:span> doesn't exceed the grid's size.</text:p>
      <text:h text:style-name="P5" text:outline-level="3">Updated Code:</text:h>
      <text:p text:style-name="P6"><text:span text:style-name="Source_20_Text"># Gérer la direction "gauche"</text:span></text:p>
      <text:p text:style-name="P7"><text:span text:style-name="Source_20_Text">elif direction == "gauche":</text:span></text:p>
      <text:p text:style-name="P7"><text:span text:style-name="Source_20_Text"><text:s text:c="4"/>for ligne in range(grille.taille):</text:span></text:p>
      <text:p text:style-name="P7"><text:span text:style-name="Source_20_Text"><text:s text:c="8"/>for colonne in range(1, grille.taille):</text:span></text:p>
      <text:p text:style-name="P7"><text:span text:style-name="Source_20_Text"><text:s text:c="12"/>if grille.contenu[ligne][colonne] != 0: <text:s/># Only move non-zero tiles</text:span></text:p>
      <text:p text:style-name="P7"><text:span text:style-name="Source_20_Text"><text:s text:c="16"/>i = colonne</text:span></text:p>
      <text:p text:style-name="P7"><text:span text:style-name="Source_20_Text"><text:s text:c="16"/>while i &gt; 0 and grille.contenu[ligne][i-1] == 0:</text:span></text:p>
      <text:p text:style-name="P7"><text:span text:style-name="Source_20_Text"><text:s text:c="20"/>grille.contenu[ligne][i-1] = grille.contenu[ligne][i]</text:span></text:p>
      <text:p text:style-name="P7"><text:span text:style-name="Source_20_Text"><text:s text:c="20"/>grille.contenu[ligne][i] = 0</text:span></text:p>
      <text:p text:style-name="P7"><text:span text:style-name="Source_20_Text"><text:s text:c="20"/>i -= 1</text:span></text:p>
      <text:p text:style-name="P7"/>
      <text:p text:style-name="P7"><text:span text:style-name="Source_20_Text"># Gérer la direction "droite"</text:span></text:p>
      <text:p text:style-name="P7"><text:span text:style-name="Source_20_Text">elif direction == "droite":</text:span></text:p>
      <text:p text:style-name="P7"><text:span text:style-name="Source_20_Text"><text:s text:c="4"/>for ligne in range(grille.taille):</text:span></text:p>
      <text:p text:style-name="P7"><text:soft-page-break/><text:span text:style-name="Source_20_Text"><text:s text:c="8"/>for colonne in range(grille.taille - 2, -1, -1): <text:s/># Start from second to last element</text:span></text:p>
      <text:p text:style-name="P7"><text:span text:style-name="Source_20_Text"><text:s text:c="12"/>if grille.contenu[ligne][colonne] != 0: <text:s/># Only move non-zero tiles</text:span></text:p>
      <text:p text:style-name="P7"><text:span text:style-name="Source_20_Text"><text:s text:c="16"/>i = colonne</text:span></text:p>
      <text:p text:style-name="P7"><text:span text:style-name="Source_20_Text"><text:s text:c="16"/>while i &lt; grille.taille - 1 and grille.contenu[ligne][i+1] == 0: <text:s/># Check i+1 is within bounds</text:span></text:p>
      <text:p text:style-name="P7"><text:span text:style-name="Source_20_Text"><text:s text:c="20"/>grille.contenu[ligne][i+1] = grille.contenu[ligne][i]</text:span></text:p>
      <text:p text:style-name="P7"><text:span text:style-name="Source_20_Text"><text:s text:c="20"/>grille.contenu[ligne][i] = 0</text:span></text:p>
      <text:p text:style-name="P7"><text:span text:style-name="Source_20_Text"><text:s text:c="20"/>i += 1</text:span></text:p>
      <text:h text:style-name="P5" text:outline-level="3">Key Changes:</text:h>
      <text:list text:style-name="L2">
        <text:list-item>
          <text:p text:style-name="P9"><text:span text:style-name="Strong_20_Emphasis">For the "droite" (right) direction</text:span>: The condition now ensures that <text:span text:style-name="Source_20_Text">i+1</text:span> is within bounds by checking <text:span text:style-name="Source_20_Text">i &lt; grille.taille - 1</text:span>.</text:p>
          <text:list>
            <text:list-item>
              <text:p text:style-name="P9">The range <text:span text:style-name="Source_20_Text">for colonne in range(grille.taille - 2, -1, -1)</text:span> makes sure we start checking from the second-last column and move leftward, avoiding an out-of-bounds index when checking <text:span text:style-name="Source_20_Text">i+1</text:span>.</text:p>
            </text:list-item>
          </text:list>
        </text:list-item>
        <text:list-item>
          <text:p text:style-name="P9"><text:span text:style-name="Strong_20_Emphasis">For the "gauche" (left) direction</text:span>: The code already avoids accessing out-of-bounds indices by starting from index <text:span text:style-name="Source_20_Text">1</text:span> and moving leftward.</text:p>
        </text:list-item>
      </text:list>
      <text:h text:style-name="P5" text:outline-level="3">Why This Fix Works:</text:h>
      <text:list text:style-name="L3">
        <text:list-item>
          <text:p text:style-name="P10">In the case of the "droite" direction (rightward movement), when <text:span text:style-name="Source_20_Text">i</text:span> is at the last column, accessing <text:span text:style-name="Source_20_Text">i+1</text:span> would cause an out-of-bounds error. By checking <text:span text:style-name="Source_20_Text">i &lt; grille.taille - 1</text:span>, we ensure that the condition only tries to access <text:span text:style-name="Source_20_Text">i+1</text:span> if it is a valid index.</text:p>
        </text:list-item>
        <text:list-item>
          <text:p text:style-name="P10">Similarly, for the "gauche" direction, the logic moves left and does not try to check an element before the first column (<text:span text:style-name="Source_20_Text">i-1</text:span>).</text:p>
        </text:list-item>
      </text:list>
      <text:p text:style-name="P3">This should resolve the <text:span text:style-name="Source_20_Text">IndexError</text:span>. Let me know how it goes or if you encounter any other issues!</text:p>
      <text:section text:style-name="Sect1" text:name="composer-background">
        <text:p text:style-name="P11"><text:soft-page-break/></text:p>
        <text:section text:style-name="Sect1" text:name="prompt-textarea">
          <text:p text:style-name="P11"/>
        </text:section>
      </text:section>
      <text:p text:style-name="P12">ChatGPT peut faire des erreurs. Envisagez de vérifier les informations importantes.</text:p>
      <text:p text:style-name="P13"><draw:frame draw:style-name="fr1" draw:name="Objet1" text:anchor-type="as-char" svg:width="0.041cm" svg:height="0.041cm" draw:z-index="0"><draw:floating-frame/></draw:frame><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6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6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9T19:14:13.218000000</meta:creation-date>
    <dc:date>2025-03-22T11:58:42.599523400</dc:date>
    <meta:editing-duration>PT59S</meta:editing-duration>
    <meta:editing-cycles>2</meta:editing-cycles>
    <meta:generator>LibreOffice/25.2.1.2$Windows_X86_64 LibreOffice_project/d3abf4aee5fd705e4a92bba33a32f40bc4e56f49</meta:generator>
    <meta:document-statistic meta:table-count="0" meta:image-count="0" meta:object-count="1" meta:page-count="10" meta:paragraph-count="131" meta:word-count="1974" meta:character-count="14823" meta:non-whitespace-character-count="11846"/>
  </office:meta>
</office:document-meta>
</file>